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odelos a Treinar do Zero</text:h>
      <text:p text:style-name="Text_20_body">Para começar, podemos implementar do zero (pesos aleatórios) arquiteturas simples adequadas a MNIST/CIFAR-10. Três sugestões são:</text:p>
      <text:list text:style-name="L1">
        <text:list-item>
          <text:p text:style-name="P1"><text:span text:style-name="Strong_20_Emphasis">LeNet-5:</text:span> Rede convolucional clássica proposta por LeCun (1998) para reconhecimento de dígitos manuscritos​<text:a xlink:type="simple" xlink:href="https://www.digitalocean.com/community/tutorials/writing-lenet5-from-scratch-in-python#:~:text=As%20the%20name%20indicates%2C%20LeNet5,start%20with%20our%20convolutional%20layers" office:target-frame-name="_blank" xlink:show="new" text:style-name="Internet_20_link" text:visited-style-name="Visited_20_Internet_20_Link">digitalocean.com</text:a>. Possui 5 camadas (2 convolucionais + 3 totalmente conectadas)​<text:a xlink:type="simple" xlink:href="https://www.digitalocean.com/community/tutorials/writing-lenet5-from-scratch-in-python#:~:text=As%20the%20name%20indicates%2C%20LeNet5,start%20with%20our%20convolutional%20layers" office:target-frame-name="_blank" xlink:show="new" text:style-name="Internet_20_link" text:visited-style-name="Visited_20_Internet_20_Link">digitalocean.com</text:a>, funcionando bem em MNIST. Apesar de ser antiga, serve como ótimo exemplo introdutório de CNN.</text:p>
        </text:list-item>
        <text:list-item>
          <text:p text:style-name="P1"><text:span text:style-name="Strong_20_Emphasis">CNN Simples Personalizada:</text:span> Uma rede leve feita sob medida. Por exemplo, duas camadas <text:span text:style-name="Source_20_Text">Conv2d</text:span> seguidas de pooling e duas camadas lineares finais (com ReLU e/ou dropout). Esse tipo de rede pequena pode atingir ~90–95% em MNIST e serve para validar pipeline de treinamento. Para CIFAR-10, pode-se ampliar adicionando filtros ou camadas convolucionais. O ponto é ilustrar o design de uma CNN “do zero”.</text:p>
        </text:list-item>
        <text:list-item>
          <text:p text:style-name="P1"><text:span text:style-name="Strong_20_Emphasis">ResNet-18 (versão reduzida de ResNet):</text:span> Uma rede residual de 18 camadas, originalmente de ImageNet. Ela inclui <text:span text:style-name="Emphasis">skip connections</text:span> que melhoram o fluxo de gradiente. Mesmo sem pesos pré-treinados, o ResNet-18 oferece boa performance em CIFAR-10 após treino moderado. Redes ResNet são consideradas padrões de referência em classificação de imagem​<text:a xlink:type="simple" xlink:href="https://www.geeksforgeeks.org/top-pre-trained-models-for-image-classification/#:~:text=can%20also%20achieve%20high%20accuracy,set%20benchmarks%20in%20the%20field" office:target-frame-name="_blank" xlink:show="new" text:style-name="Internet_20_link" text:visited-style-name="Visited_20_Internet_20_Link">geeksforgeeks.org</text:a>. (Para usar de “do zero”, basta instanciar <text:span text:style-name="Source_20_Text">resnet18(pretrained=False)</text:span> no PyTorch.)</text:p>
        </text:list-item>
      </text:list>
      <text:p text:style-name="Text_20_body">Estas arquiteturas podem ser implementadas via <text:span text:style-name="Source_20_Text">torch.nn</text:span> e treinadas em PyTorch. O LeNet-5 e a CNN simples são rápidos de convergir em MNIST; o ResNet-18 é mais pesado, mas ilustra o poder de redes profundas em CIFAR-10.</text:p>
      <text:h text:style-name="Heading_20_2" text:outline-level="2">Modelos Pré-Treinados Sugeridos</text:h>
      <text:p text:style-name="Text_20_body">Além de redes do zero, é útil comparar com modelos <text:span text:style-name="Strong_20_Emphasis">pré-treinados</text:span> (em grandes bases como ImageNet) e refiná-los em nosso dataset. Três exemplos populares são:</text:p>
      <text:list text:style-name="L2">
        <text:list-item>
          <text:p text:style-name="P2"><text:span text:style-name="Strong_20_Emphasis">ResNet-18 (pré-treinado):</text:span> Rede residual leve já treinada em ImageNet. Pode ser ajustada (fine-tuning) para 10 classes de CIFAR-10 ou até adaptada a 1 canal (MNIST) expandindo pesos iniciais. ResNets são referência em visão​<text:a xlink:type="simple" xlink:href="https://www.geeksforgeeks.org/top-pre-trained-models-for-image-classification/#:~:text=can%20also%20achieve%20high%20accuracy,set%20benchmarks%20in%20the%20field" office:target-frame-name="_blank" xlink:show="new" text:style-name="Internet_20_link" text:visited-style-name="Visited_20_Internet_20_Link">geeksforgeeks.org</text:a>.</text:p>
        </text:list-item>
        <text:list-item>
          <text:p text:style-name="P2"><text:span text:style-name="Strong_20_Emphasis">VGG-16 (pré-treinado):</text:span> Rede profunda com arquitetura simples de blocos convolucionais e FCs finais. Embora maior, tem implementação direta em <text:span text:style-name="Source_20_Text">torchvision.models</text:span> e excelente histórico em benchmarks​<text:a xlink:type="simple" xlink:href="https://www.geeksforgeeks.org/top-pre-trained-models-for-image-classification/#:~:text=can%20also%20achieve%20high%20accuracy,set%20benchmarks%20in%20the%20field" office:target-frame-name="_blank" xlink:show="new" text:style-name="Internet_20_link" text:visited-style-name="Visited_20_Internet_20_Link">geeksforgeeks.org</text:a>. É útil para comparação de performance.</text:p>
        </text:list-item>
        <text:list-item>
          <text:p text:style-name="P2"><text:span text:style-name="Strong_20_Emphasis">MobileNetV2 (pré-treinado):</text:span> Arquitetura leve feita para dispositivos móveis. Menos pesada que VGG ou ResNet, ainda obtém boa acurácia. Útil para testar rapidez de treinamento e demonstração de transferência de aprendizado.</text:p>
        </text:list-item>
      </text:list>
      <text:p text:style-name="Text_20_body">Esses modelos já possuem pesos aprendidos em tarefas gerais. Ajustá-los (por exemplo, congelando camadas iniciais e re-treinando as últimas) pode acelerar o treino e servir de baseline de comparação com modelos treinados do zer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8:01:08.911763101</meta:creation-date>
    <dc:date>2025-04-30T18:01:16.272889965</dc:date>
    <meta:editing-duration>PT8S</meta:editing-duration>
    <meta:editing-cycles>1</meta:editing-cycles>
    <meta:document-statistic meta:table-count="0" meta:image-count="0" meta:object-count="0" meta:page-count="1" meta:paragraph-count="12" meta:word-count="340" meta:character-count="2649" meta:non-whitespace-character-count="1958"/>
    <meta:generator>LibreOffice/24.2.7.2$Linux_X86_64 LibreOffice_project/420$Build-2</meta:generator>
  </office:meta>
</office:document-meta>
</file>